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19:24</text:p>
          </table:table-cell>
          <table:table-cell office:value-type="float" office:value="0.0001829" calcext:value-type="float">
            <text:p>0.0001829</text:p>
          </table:table-cell>
          <table:table-cell office:value-type="float" office:value="0.1930997" calcext:value-type="float">
            <text:p>0.1930997</text:p>
          </table:table-cell>
          <table:table-cell office:value-type="float" office:value="0.1932825" calcext:value-type="float">
            <text:p>0.1932825</text:p>
          </table:table-cell>
          <table:table-cell office:value-type="float" office:value="0.5415092" calcext:value-type="float">
            <text:p>0.5415092</text:p>
          </table:table-cell>
          <table:table-cell office:value-type="float" office:value="0.0994022" calcext:value-type="float">
            <text:p>0.0994022</text:p>
          </table:table-cell>
          <table:table-cell office:value-type="float" office:value="2" calcext:value-type="float">
            <text:p>2</text:p>
          </table:table-cell>
          <table:table-cell office:value-type="float" office:value="1.74660003185272" calcext:value-type="float">
            <text:p>1.74660003185272</text:p>
          </table:table-cell>
          <table:table-cell office:value-type="float" office:value="-0.0929633975028992" calcext:value-type="float">
            <text:p>-0.0929633975028992</text:p>
          </table:table-cell>
          <table:table-cell office:value-type="float" office:value="1.83956342935562" calcext:value-type="float">
            <text:p>1.83956342935562</text:p>
          </table:table-cell>
          <table:table-cell office:value-type="float" office:value="0.321363748516887" calcext:value-type="float">
            <text:p>0.321363748516887</text:p>
          </table:table-cell>
          <table:table-cell office:value-type="float" office:value="0.70238737857764" calcext:value-type="float">
            <text:p>0.70238737857764</text:p>
          </table:table-cell>
          <table:table-cell office:value-type="float" office:value="0.35447288621217" calcext:value-type="float">
            <text:p>0.35447288621217</text:p>
          </table:table-cell>
          <table:table-cell office:value-type="float" office:value="0.288254610821605" calcext:value-type="float">
            <text:p>0.288254610821605</text:p>
          </table:table-cell>
          <table:table-cell office:value-type="float" office:value="0.0662182753905654" calcext:value-type="float">
            <text:p>0.0662182753905654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9:42</text:p>
          </table:table-cell>
          <table:table-cell office:value-type="float" office:value="-0.0005591" calcext:value-type="float">
            <text:p>-0.0005591</text:p>
          </table:table-cell>
          <table:table-cell office:value-type="float" office:value="0.1941006" calcext:value-type="float">
            <text:p>0.1941006</text:p>
          </table:table-cell>
          <table:table-cell office:value-type="float" office:value="0.1935415" calcext:value-type="float">
            <text:p>0.1935415</text:p>
          </table:table-cell>
          <table:table-cell office:value-type="float" office:value="0.5415065" calcext:value-type="float">
            <text:p>0.5415065</text:p>
          </table:table-cell>
          <table:table-cell office:value-type="float" office:value="0.0994014" calcext:value-type="float">
            <text:p>0.0994014</text:p>
          </table:table-cell>
          <table:table-cell office:value-type="float" office:value="2" calcext:value-type="float">
            <text:p>2</text:p>
          </table:table-cell>
          <table:table-cell office:value-type="float" office:value="1.95662665367126" calcext:value-type="float">
            <text:p>1.95662665367126</text:p>
          </table:table-cell>
          <table:table-cell office:value-type="float" office:value="-0.0921434015035629" calcext:value-type="float">
            <text:p>-0.0921434015035629</text:p>
          </table:table-cell>
          <table:table-cell office:value-type="float" office:value="2.04877005517483" calcext:value-type="float">
            <text:p>2.04877005517483</text:p>
          </table:table-cell>
          <table:table-cell office:value-type="float" office:value="0.32230674251914" calcext:value-type="float">
            <text:p>0.32230674251914</text:p>
          </table:table-cell>
          <table:table-cell office:value-type="float" office:value="0.718738175569844" calcext:value-type="float">
            <text:p>0.718738175569844</text:p>
          </table:table-cell>
          <table:table-cell office:value-type="float" office:value="0.275342874415219" calcext:value-type="float">
            <text:p>0.275342874415219</text:p>
          </table:table-cell>
          <table:table-cell office:value-type="float" office:value="0.369270610623062" calcext:value-type="float">
            <text:p>0.369270610623062</text:p>
          </table:table-cell>
          <table:table-cell office:value-type="float" office:value="0.0939277362078428" calcext:value-type="float">
            <text:p>0.0939277362078428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9:55</text:p>
          </table:table-cell>
          <table:table-cell office:value-type="float" office:value="-0.0012257" calcext:value-type="float">
            <text:p>-0.0012257</text:p>
          </table:table-cell>
          <table:table-cell office:value-type="float" office:value="0.1950931" calcext:value-type="float">
            <text:p>0.1950931</text:p>
          </table:table-cell>
          <table:table-cell office:value-type="float" office:value="0.1938674" calcext:value-type="float">
            <text:p>0.1938674</text:p>
          </table:table-cell>
          <table:table-cell office:value-type="float" office:value="0.5415088" calcext:value-type="float">
            <text:p>0.5415088</text:p>
          </table:table-cell>
          <table:table-cell office:value-type="float" office:value="0.0994035" calcext:value-type="float">
            <text:p>0.0994035</text:p>
          </table:table-cell>
          <table:table-cell office:value-type="float" office:value="2" calcext:value-type="float">
            <text:p>2</text:p>
          </table:table-cell>
          <table:table-cell office:value-type="float" office:value="2.40721654891968" calcext:value-type="float">
            <text:p>2.40721654891968</text:p>
          </table:table-cell>
          <table:table-cell office:value-type="float" office:value="-0.0921434015035629" calcext:value-type="float">
            <text:p>-0.0921434015035629</text:p>
          </table:table-cell>
          <table:table-cell office:value-type="float" office:value="2.49935995042324" calcext:value-type="float">
            <text:p>2.49935995042324</text:p>
          </table:table-cell>
          <table:table-cell office:value-type="float" office:value="0.334688738314435" calcext:value-type="float">
            <text:p>0.334688738314435</text:p>
          </table:table-cell>
          <table:table-cell office:value-type="float" office:value="0.801093615794723" calcext:value-type="float">
            <text:p>0.801093615794723</text:p>
          </table:table-cell>
          <table:table-cell office:value-type="float" office:value="0.210972887370735" calcext:value-type="float">
            <text:p>0.210972887370735</text:p>
          </table:table-cell>
          <table:table-cell office:value-type="float" office:value="0.458404589258134" calcext:value-type="float">
            <text:p>0.458404589258134</text:p>
          </table:table-cell>
          <table:table-cell office:value-type="float" office:value="0.247431701887399" calcext:value-type="float">
            <text:p>0.24743170188739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0:13</text:p>
          </table:table-cell>
          <table:table-cell office:value-type="float" office:value="-0.0017158" calcext:value-type="float">
            <text:p>-0.0017158</text:p>
          </table:table-cell>
          <table:table-cell office:value-type="float" office:value="0.196105" calcext:value-type="float">
            <text:p>0.196105</text:p>
          </table:table-cell>
          <table:table-cell office:value-type="float" office:value="0.1943892" calcext:value-type="float">
            <text:p>0.1943892</text:p>
          </table:table-cell>
          <table:table-cell office:value-type="float" office:value="0.5415141" calcext:value-type="float">
            <text:p>0.5415141</text:p>
          </table:table-cell>
          <table:table-cell office:value-type="float" office:value="0.099401" calcext:value-type="float">
            <text:p>0.099401</text:p>
          </table:table-cell>
          <table:table-cell office:value-type="float" office:value="2" calcext:value-type="float">
            <text:p>2</text:p>
          </table:table-cell>
          <table:table-cell office:value-type="float" office:value="2.87297654151917" calcext:value-type="float">
            <text:p>2.87297654151917</text:p>
          </table:table-cell>
          <table:table-cell office:value-type="float" office:value="-0.090913400053978" calcext:value-type="float">
            <text:p>-0.090913400053978</text:p>
          </table:table-cell>
          <table:table-cell office:value-type="float" office:value="2.96388994157314" calcext:value-type="float">
            <text:p>2.96388994157314</text:p>
          </table:table-cell>
          <table:table-cell office:value-type="float" office:value="0.359247731987853" calcext:value-type="float">
            <text:p>0.359247731987853</text:p>
          </table:table-cell>
          <table:table-cell office:value-type="float" office:value="0.922459819900375" calcext:value-type="float">
            <text:p>0.922459819900375</text:p>
          </table:table-cell>
          <table:table-cell office:value-type="float" office:value="0.166610875935294" calcext:value-type="float">
            <text:p>0.166610875935294</text:p>
          </table:table-cell>
          <table:table-cell office:value-type="float" office:value="0.551884588040412" calcext:value-type="float">
            <text:p>0.551884588040412</text:p>
          </table:table-cell>
          <table:table-cell office:value-type="float" office:value="0.385273712105118" calcext:value-type="float">
            <text:p>0.385273712105118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0:30</text:p>
          </table:table-cell>
          <table:table-cell office:value-type="float" office:value="-0.0020339" calcext:value-type="float">
            <text:p>-0.0020339</text:p>
          </table:table-cell>
          <table:table-cell office:value-type="float" office:value="0.1971023" calcext:value-type="float">
            <text:p>0.1971023</text:p>
          </table:table-cell>
          <table:table-cell office:value-type="float" office:value="0.1950684" calcext:value-type="float">
            <text:p>0.1950684</text:p>
          </table:table-cell>
          <table:table-cell office:value-type="float" office:value="0.541511" calcext:value-type="float">
            <text:p>0.541511</text:p>
          </table:table-cell>
          <table:table-cell office:value-type="float" office:value="0.099402" calcext:value-type="float">
            <text:p>0.099402</text:p>
          </table:table-cell>
          <table:table-cell office:value-type="float" office:value="2" calcext:value-type="float">
            <text:p>2</text:p>
          </table:table-cell>
          <table:table-cell office:value-type="float" office:value="3.14111661911011" calcext:value-type="float">
            <text:p>3.14111661911011</text:p>
          </table:table-cell>
          <table:table-cell office:value-type="float" office:value="-0.0900933966040611" calcext:value-type="float">
            <text:p>-0.0900933966040611</text:p>
          </table:table-cell>
          <table:table-cell office:value-type="float" office:value="3.23121001571417" calcext:value-type="float">
            <text:p>3.23121001571417</text:p>
          </table:table-cell>
          <table:table-cell office:value-type="float" office:value="0.36744774337858" calcext:value-type="float">
            <text:p>0.36744774337858</text:p>
          </table:table-cell>
          <table:table-cell office:value-type="float" office:value="0.997480376733881" calcext:value-type="float">
            <text:p>0.997480376733881</text:p>
          </table:table-cell>
          <table:table-cell office:value-type="float" office:value="0.130366882868111" calcext:value-type="float">
            <text:p>0.130366882868111</text:p>
          </table:table-cell>
          <table:table-cell office:value-type="float" office:value="0.604528603889048" calcext:value-type="float">
            <text:p>0.604528603889048</text:p>
          </table:table-cell>
          <table:table-cell office:value-type="float" office:value="0.474161721020937" calcext:value-type="float">
            <text:p>0.474161721020937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0:47</text:p>
          </table:table-cell>
          <table:table-cell office:value-type="float" office:value="-0.0022404" calcext:value-type="float">
            <text:p>-0.0022404</text:p>
          </table:table-cell>
          <table:table-cell office:value-type="float" office:value="0.1981137" calcext:value-type="float">
            <text:p>0.1981137</text:p>
          </table:table-cell>
          <table:table-cell office:value-type="float" office:value="0.1958732" calcext:value-type="float">
            <text:p>0.1958732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5" calcext:value-type="float">
            <text:p>0.099395</text:p>
          </table:table-cell>
          <table:table-cell office:value-type="float" office:value="2" calcext:value-type="float">
            <text:p>2</text:p>
          </table:table-cell>
          <table:table-cell office:value-type="float" office:value="3.18416666984558" calcext:value-type="float">
            <text:p>3.18416666984558</text:p>
          </table:table-cell>
          <table:table-cell office:value-type="float" office:value="-0.090913400053978" calcext:value-type="float">
            <text:p>-0.090913400053978</text:p>
          </table:table-cell>
          <table:table-cell office:value-type="float" office:value="3.27508006989956" calcext:value-type="float">
            <text:p>3.27508006989956</text:p>
          </table:table-cell>
          <table:table-cell office:value-type="float" office:value="0.356213745567948" calcext:value-type="float">
            <text:p>0.356213745567948</text:p>
          </table:table-cell>
          <table:table-cell office:value-type="float" office:value="1.00805294887023" calcext:value-type="float">
            <text:p>1.00805294887023</text:p>
          </table:table-cell>
          <table:table-cell office:value-type="float" office:value="0.100928877666593" calcext:value-type="float">
            <text:p>0.100928877666593</text:p>
          </table:table-cell>
          <table:table-cell office:value-type="float" office:value="0.611498613469303" calcext:value-type="float">
            <text:p>0.611498613469303</text:p>
          </table:table-cell>
          <table:table-cell office:value-type="float" office:value="0.51056973580271" calcext:value-type="float">
            <text:p>0.51056973580271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1:06</text:p>
          </table:table-cell>
          <table:table-cell office:value-type="float" office:value="-0.0023743" calcext:value-type="float">
            <text:p>-0.0023743</text:p>
          </table:table-cell>
          <table:table-cell office:value-type="float" office:value="0.1990958" calcext:value-type="float">
            <text:p>0.1990958</text:p>
          </table:table-cell>
          <table:table-cell office:value-type="float" office:value="0.1967215" calcext:value-type="float">
            <text:p>0.1967215</text:p>
          </table:table-cell>
          <table:table-cell office:value-type="float" office:value="0.5415032" calcext:value-type="float">
            <text:p>0.5415032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3.06485652923584" calcext:value-type="float">
            <text:p>3.06485652923584</text:p>
          </table:table-cell>
          <table:table-cell office:value-type="float" office:value="-0.0900933966040611" calcext:value-type="float">
            <text:p>-0.0900933966040611</text:p>
          </table:table-cell>
          <table:table-cell office:value-type="float" office:value="3.1549499258399" calcext:value-type="float">
            <text:p>3.1549499258399</text:p>
          </table:table-cell>
          <table:table-cell office:value-type="float" office:value="0.332761732488871" calcext:value-type="float">
            <text:p>0.332761732488871</text:p>
          </table:table-cell>
          <table:table-cell office:value-type="float" office:value="0.969757600052267" calcext:value-type="float">
            <text:p>0.969757600052267</text:p>
          </table:table-cell>
          <table:table-cell office:value-type="float" office:value="0.07854287866503" calcext:value-type="float">
            <text:p>0.07854287866503</text:p>
          </table:table-cell>
          <table:table-cell office:value-type="float" office:value="0.586980586312711" calcext:value-type="float">
            <text:p>0.586980586312711</text:p>
          </table:table-cell>
          <table:table-cell office:value-type="float" office:value="0.508437707647681" calcext:value-type="float">
            <text:p>0.508437707647681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1:25</text:p>
          </table:table-cell>
          <table:table-cell office:value-type="float" office:value="-0.002451" calcext:value-type="float">
            <text:p>-0.002451</text:p>
          </table:table-cell>
          <table:table-cell office:value-type="float" office:value="0.2000919" calcext:value-type="float">
            <text:p>0.2000919</text:p>
          </table:table-cell>
          <table:table-cell office:value-type="float" office:value="0.197641" calcext:value-type="float">
            <text:p>0.197641</text:p>
          </table:table-cell>
          <table:table-cell office:value-type="float" office:value="0.5415125" calcext:value-type="float">
            <text:p>0.5415125</text:p>
          </table:table-cell>
          <table:table-cell office:value-type="float" office:value="0.0993993" calcext:value-type="float">
            <text:p>0.0993993</text:p>
          </table:table-cell>
          <table:table-cell office:value-type="float" office:value="2" calcext:value-type="float">
            <text:p>2</text:p>
          </table:table-cell>
          <table:table-cell office:value-type="float" office:value="2.84386658668518" calcext:value-type="float">
            <text:p>2.84386658668518</text:p>
          </table:table-cell>
          <table:table-cell office:value-type="float" office:value="-0.089683398604393" calcext:value-type="float">
            <text:p>-0.089683398604393</text:p>
          </table:table-cell>
          <table:table-cell office:value-type="float" office:value="2.93354998528957" calcext:value-type="float">
            <text:p>2.93354998528957</text:p>
          </table:table-cell>
          <table:table-cell office:value-type="float" office:value="0.302872738242149" calcext:value-type="float">
            <text:p>0.302872738242149</text:p>
          </table:table-cell>
          <table:table-cell office:value-type="float" office:value="0.900238581294605" calcext:value-type="float">
            <text:p>0.900238581294605</text:p>
          </table:table-cell>
          <table:table-cell office:value-type="float" office:value="0.0627168789505959" calcext:value-type="float">
            <text:p>0.0627168789505959</text:p>
          </table:table-cell>
          <table:table-cell office:value-type="float" office:value="0.543028597533703" calcext:value-type="float">
            <text:p>0.543028597533703</text:p>
          </table:table-cell>
          <table:table-cell office:value-type="float" office:value="0.480311718583107" calcext:value-type="float">
            <text:p>0.480311718583107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1:42</text:p>
          </table:table-cell>
          <table:table-cell office:value-type="float" office:value="-0.0023182" calcext:value-type="float">
            <text:p>-0.0023182</text:p>
          </table:table-cell>
          <table:table-cell office:value-type="float" office:value="0.2010979" calcext:value-type="float">
            <text:p>0.2010979</text:p>
          </table:table-cell>
          <table:table-cell office:value-type="float" office:value="0.1987797" calcext:value-type="float">
            <text:p>0.1987797</text:p>
          </table:table-cell>
          <table:table-cell office:value-type="float" office:value="0.5415098" calcext:value-type="float">
            <text:p>0.5415098</text:p>
          </table:table-cell>
          <table:table-cell office:value-type="float" office:value="0.0994007" calcext:value-type="float">
            <text:p>0.0994007</text:p>
          </table:table-cell>
          <table:table-cell office:value-type="float" office:value="2" calcext:value-type="float">
            <text:p>2</text:p>
          </table:table-cell>
          <table:table-cell office:value-type="float" office:value="2.03739666938782" calcext:value-type="float">
            <text:p>2.03739666938782</text:p>
          </table:table-cell>
          <table:table-cell office:value-type="float" office:value="-0.0913233980536461" calcext:value-type="float">
            <text:p>-0.0913233980536461</text:p>
          </table:table-cell>
          <table:table-cell office:value-type="float" office:value="2.12872006744146" calcext:value-type="float">
            <text:p>2.12872006744146</text:p>
          </table:table-cell>
          <table:table-cell office:value-type="float" office:value="0.217223745863885" calcext:value-type="float">
            <text:p>0.217223745863885</text:p>
          </table:table-cell>
          <table:table-cell office:value-type="float" office:value="0.648007112213783" calcext:value-type="float">
            <text:p>0.648007112213783</text:p>
          </table:table-cell>
          <table:table-cell office:value-type="float" office:value="0.0539428774267435" calcext:value-type="float">
            <text:p>0.0539428774267435</text:p>
          </table:table-cell>
          <table:table-cell office:value-type="float" office:value="0.380504614301026" calcext:value-type="float">
            <text:p>0.380504614301026</text:p>
          </table:table-cell>
          <table:table-cell office:value-type="float" office:value="0.326561736874282" calcext:value-type="float">
            <text:p>0.326561736874282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2:01</text:p>
          </table:table-cell>
          <table:table-cell office:value-type="float" office:value="0.0009106" calcext:value-type="float">
            <text:p>0.0009106</text:p>
          </table:table-cell>
          <table:table-cell office:value-type="float" office:value="0.1920975" calcext:value-type="float">
            <text:p>0.1920975</text:p>
          </table:table-cell>
          <table:table-cell office:value-type="float" office:value="0.1930082" calcext:value-type="float">
            <text:p>0.1930082</text:p>
          </table:table-cell>
          <table:table-cell office:value-type="float" office:value="0.5415115" calcext:value-type="float">
            <text:p>0.5415115</text:p>
          </table:table-cell>
          <table:table-cell office:value-type="float" office:value="0.0994037" calcext:value-type="float">
            <text:p>0.0994037</text:p>
          </table:table-cell>
          <table:table-cell office:value-type="float" office:value="2" calcext:value-type="float">
            <text:p>2</text:p>
          </table:table-cell>
          <table:table-cell office:value-type="float" office:value="2.110680103302" calcext:value-type="float">
            <text:p>2.110680103302</text:p>
          </table:table-cell>
          <table:table-cell office:value-type="float" office:value="-0.0917334035038948" calcext:value-type="float">
            <text:p>-0.0917334035038948</text:p>
          </table:table-cell>
          <table:table-cell office:value-type="float" office:value="2.2024135068059" calcext:value-type="float">
            <text:p>2.2024135068059</text:p>
          </table:table-cell>
          <table:table-cell office:value-type="float" office:value="0.313245755963726" calcext:value-type="float">
            <text:p>0.313245755963726</text:p>
          </table:table-cell>
          <table:table-cell office:value-type="float" office:value="0.731355797591302" calcext:value-type="float">
            <text:p>0.731355797591302</text:p>
          </table:table-cell>
          <table:table-cell office:value-type="float" office:value="0.423270900675561" calcext:value-type="float">
            <text:p>0.423270900675561</text:p>
          </table:table-cell>
          <table:table-cell office:value-type="float" office:value="0.203220611251891" calcext:value-type="float">
            <text:p>0.203220611251891</text:p>
          </table:table-cell>
          <table:table-cell office:value-type="float" office:value="0.220050289423671" calcext:value-type="float">
            <text:p>0.22005028942367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2:19</text:p>
          </table:table-cell>
          <table:table-cell office:value-type="float" office:value="0.0014687" calcext:value-type="float">
            <text:p>0.0014687</text:p>
          </table:table-cell>
          <table:table-cell office:value-type="float" office:value="0.1910977" calcext:value-type="float">
            <text:p>0.1910977</text:p>
          </table:table-cell>
          <table:table-cell office:value-type="float" office:value="0.1925664" calcext:value-type="float">
            <text:p>0.1925664</text:p>
          </table:table-cell>
          <table:table-cell office:value-type="float" office:value="0.5415065" calcext:value-type="float">
            <text:p>0.5415065</text:p>
          </table:table-cell>
          <table:table-cell office:value-type="float" office:value="0.0993989" calcext:value-type="float">
            <text:p>0.0993989</text:p>
          </table:table-cell>
          <table:table-cell office:value-type="float" office:value="2" calcext:value-type="float">
            <text:p>2</text:p>
          </table:table-cell>
          <table:table-cell office:value-type="float" office:value="2.47722005844116" calcext:value-type="float">
            <text:p>2.47722005844116</text:p>
          </table:table-cell>
          <table:table-cell office:value-type="float" office:value="-0.0913233980536461" calcext:value-type="float">
            <text:p>-0.0913233980536461</text:p>
          </table:table-cell>
          <table:table-cell office:value-type="float" office:value="2.56854345649481" calcext:value-type="float">
            <text:p>2.56854345649481</text:p>
          </table:table-cell>
          <table:table-cell office:value-type="float" office:value="0.322921746142674" calcext:value-type="float">
            <text:p>0.322921746142674</text:p>
          </table:table-cell>
          <table:table-cell office:value-type="float" office:value="0.808877574617101" calcext:value-type="float">
            <text:p>0.808877574617101</text:p>
          </table:table-cell>
          <table:table-cell office:value-type="float" office:value="0.496332891681232" calcext:value-type="float">
            <text:p>0.496332891681232</text:p>
          </table:table-cell>
          <table:table-cell office:value-type="float" office:value="0.149510600604117" calcext:value-type="float">
            <text:p>0.149510600604117</text:p>
          </table:table-cell>
          <table:table-cell office:value-type="float" office:value="0.346822291077115" calcext:value-type="float">
            <text:p>0.346822291077115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2:35</text:p>
          </table:table-cell>
          <table:table-cell office:value-type="float" office:value="0.0018677" calcext:value-type="float">
            <text:p>0.0018677</text:p>
          </table:table-cell>
          <table:table-cell office:value-type="float" office:value="0.190099" calcext:value-type="float">
            <text:p>0.190099</text:p>
          </table:table-cell>
          <table:table-cell office:value-type="float" office:value="0.1919667" calcext:value-type="float">
            <text:p>0.1919667</text:p>
          </table:table-cell>
          <table:table-cell office:value-type="float" office:value="0.5415111" calcext:value-type="float">
            <text:p>0.5415111</text:p>
          </table:table-cell>
          <table:table-cell office:value-type="float" office:value="0.0993969" calcext:value-type="float">
            <text:p>0.0993969</text:p>
          </table:table-cell>
          <table:table-cell office:value-type="float" office:value="2" calcext:value-type="float">
            <text:p>2</text:p>
          </table:table-cell>
          <table:table-cell office:value-type="float" office:value="2.71092009544373" calcext:value-type="float">
            <text:p>2.71092009544373</text:p>
          </table:table-cell>
          <table:table-cell office:value-type="float" office:value="-0.0925533995032311" calcext:value-type="float">
            <text:p>-0.0925533995032311</text:p>
          </table:table-cell>
          <table:table-cell office:value-type="float" office:value="2.80347349494696" calcext:value-type="float">
            <text:p>2.80347349494696</text:p>
          </table:table-cell>
          <table:table-cell office:value-type="float" office:value="0.323864746559411" calcext:value-type="float">
            <text:p>0.323864746559411</text:p>
          </table:table-cell>
          <table:table-cell office:value-type="float" office:value="0.866991739853066" calcext:value-type="float">
            <text:p>0.866991739853066</text:p>
          </table:table-cell>
          <table:table-cell office:value-type="float" office:value="0.541678899154067" calcext:value-type="float">
            <text:p>0.541678899154067</text:p>
          </table:table-cell>
          <table:table-cell office:value-type="float" office:value="0.106050593964756" calcext:value-type="float">
            <text:p>0.106050593964756</text:p>
          </table:table-cell>
          <table:table-cell office:value-type="float" office:value="0.435628305189312" calcext:value-type="float">
            <text:p>0.435628305189312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2:54</text:p>
          </table:table-cell>
          <table:table-cell office:value-type="float" office:value="0.0021201" calcext:value-type="float">
            <text:p>0.0021201</text:p>
          </table:table-cell>
          <table:table-cell office:value-type="float" office:value="0.1890999" calcext:value-type="float">
            <text:p>0.1890999</text:p>
          </table:table-cell>
          <table:table-cell office:value-type="float" office:value="0.19122" calcext:value-type="float">
            <text:p>0.19122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4036" calcext:value-type="float">
            <text:p>0.0994036</text:p>
          </table:table-cell>
          <table:table-cell office:value-type="float" office:value="2" calcext:value-type="float">
            <text:p>2</text:p>
          </table:table-cell>
          <table:table-cell office:value-type="float" office:value="2.67852997779846" calcext:value-type="float">
            <text:p>2.67852997779846</text:p>
          </table:table-cell>
          <table:table-cell office:value-type="float" office:value="-0.0921434015035629" calcext:value-type="float">
            <text:p>-0.0921434015035629</text:p>
          </table:table-cell>
          <table:table-cell office:value-type="float" office:value="2.77067337930202" calcext:value-type="float">
            <text:p>2.77067337930202</text:p>
          </table:table-cell>
          <table:table-cell office:value-type="float" office:value="0.302380738500506" calcext:value-type="float">
            <text:p>0.302380738500506</text:p>
          </table:table-cell>
          <table:table-cell office:value-type="float" office:value="0.851506382486658" calcext:value-type="float">
            <text:p>0.851506382486658</text:p>
          </table:table-cell>
          <table:table-cell office:value-type="float" office:value="0.533724875748158" calcext:value-type="float">
            <text:p>0.533724875748158</text:p>
          </table:table-cell>
          <table:table-cell office:value-type="float" office:value="0.0710366012528539" calcext:value-type="float">
            <text:p>0.0710366012528539</text:p>
          </table:table-cell>
          <table:table-cell office:value-type="float" office:value="0.462688274495304" calcext:value-type="float">
            <text:p>0.462688274495304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3:08</text:p>
          </table:table-cell>
          <table:table-cell office:value-type="float" office:value="0.0022653" calcext:value-type="float">
            <text:p>0.0022653</text:p>
          </table:table-cell>
          <table:table-cell office:value-type="float" office:value="0.188101" calcext:value-type="float">
            <text:p>0.188101</text:p>
          </table:table-cell>
          <table:table-cell office:value-type="float" office:value="0.1903663" calcext:value-type="float">
            <text:p>0.1903663</text:p>
          </table:table-cell>
          <table:table-cell office:value-type="float" office:value="0.5415075" calcext:value-type="float">
            <text:p>0.5415075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2.54363989830017" calcext:value-type="float">
            <text:p>2.54363989830017</text:p>
          </table:table-cell>
          <table:table-cell office:value-type="float" office:value="-0.0941933989524841" calcext:value-type="float">
            <text:p>-0.0941933989524841</text:p>
          </table:table-cell>
          <table:table-cell office:value-type="float" office:value="2.63783329725265" calcext:value-type="float">
            <text:p>2.63783329725265</text:p>
          </table:table-cell>
          <table:table-cell office:value-type="float" office:value="0.276468729972839" calcext:value-type="float">
            <text:p>0.276468729972839</text:p>
          </table:table-cell>
          <table:table-cell office:value-type="float" office:value="0.80798993457046" calcext:value-type="float">
            <text:p>0.80798993457046</text:p>
          </table:table-cell>
          <table:table-cell office:value-type="float" office:value="0.505516859702766" calcext:value-type="float">
            <text:p>0.505516859702766</text:p>
          </table:table-cell>
          <table:table-cell office:value-type="float" office:value="0.0474206002429128" calcext:value-type="float">
            <text:p>0.0474206002429128</text:p>
          </table:table-cell>
          <table:table-cell office:value-type="float" office:value="0.458096259459853" calcext:value-type="float">
            <text:p>0.458096259459853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3:25</text:p>
          </table:table-cell>
          <table:table-cell office:value-type="float" office:value="0.0022719" calcext:value-type="float">
            <text:p>0.0022719</text:p>
          </table:table-cell>
          <table:table-cell office:value-type="float" office:value="0.1870984" calcext:value-type="float">
            <text:p>0.1870984</text:p>
          </table:table-cell>
          <table:table-cell office:value-type="float" office:value="0.1892102" calcext:value-type="float">
            <text:p>0.1892102</text:p>
          </table:table-cell>
          <table:table-cell office:value-type="float" office:value="0.5415025" calcext:value-type="float">
            <text:p>0.5415025</text:p>
          </table:table-cell>
          <table:table-cell office:value-type="float" office:value="0.0994025" calcext:value-type="float">
            <text:p>0.0994025</text:p>
          </table:table-cell>
          <table:table-cell office:value-type="float" office:value="2" calcext:value-type="float">
            <text:p>2</text:p>
          </table:table-cell>
          <table:table-cell office:value-type="float" office:value="1.7457799911499" calcext:value-type="float">
            <text:p>1.7457799911499</text:p>
          </table:table-cell>
          <table:table-cell office:value-type="float" office:value="-0.093783400952816" calcext:value-type="float">
            <text:p>-0.093783400952816</text:p>
          </table:table-cell>
          <table:table-cell office:value-type="float" office:value="1.83956339210272" calcext:value-type="float">
            <text:p>1.83956339210272</text:p>
          </table:table-cell>
          <table:table-cell office:value-type="float" office:value="0.188810739573091" calcext:value-type="float">
            <text:p>0.188810739573091</text:p>
          </table:table-cell>
          <table:table-cell office:value-type="float" office:value="0.559230672309385" calcext:value-type="float">
            <text:p>0.559230672309385</text:p>
          </table:table-cell>
          <table:table-cell office:value-type="float" office:value="0.344386878609657" calcext:value-type="float">
            <text:p>0.344386878609657</text:p>
          </table:table-cell>
          <table:table-cell office:value-type="float" office:value="0.0332346005365252" calcext:value-type="float">
            <text:p>0.0332346005365252</text:p>
          </table:table-cell>
          <table:table-cell office:value-type="float" office:value="0.311152278073132" calcext:value-type="float">
            <text:p>0.311152278073132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3:38</text:p>
          </table:table-cell>
          <table:table-cell office:value-type="float" office:value="0.0022067" calcext:value-type="float">
            <text:p>0.0022067</text:p>
          </table:table-cell>
          <table:table-cell office:value-type="float" office:value="0.186099" calcext:value-type="float">
            <text:p>0.186099</text:p>
          </table:table-cell>
          <table:table-cell office:value-type="float" office:value="0.1882057" calcext:value-type="float">
            <text:p>0.1882057</text:p>
          </table:table-cell>
          <table:table-cell office:value-type="float" office:value="0.5415053" calcext:value-type="float">
            <text:p>0.5415053</text:p>
          </table:table-cell>
          <table:table-cell office:value-type="float" office:value="0.0994017" calcext:value-type="float">
            <text:p>0.0994017</text:p>
          </table:table-cell>
          <table:table-cell office:value-type="float" office:value="2" calcext:value-type="float">
            <text:p>2</text:p>
          </table:table-cell>
          <table:table-cell office:value-type="float" office:value="1.66829001903534" calcext:value-type="float">
            <text:p>1.66829001903534</text:p>
          </table:table-cell>
          <table:table-cell office:value-type="float" office:value="-0.0941933989524841" calcext:value-type="float">
            <text:p>-0.0941933989524841</text:p>
          </table:table-cell>
          <table:table-cell office:value-type="float" office:value="1.76248341798782" calcext:value-type="float">
            <text:p>1.76248341798782</text:p>
          </table:table-cell>
          <table:table-cell office:value-type="float" office:value="0.180897742230445" calcext:value-type="float">
            <text:p>0.180897742230445</text:p>
          </table:table-cell>
          <table:table-cell office:value-type="float" office:value="0.534464015146296" calcext:value-type="float">
            <text:p>0.534464015146296</text:p>
          </table:table-cell>
          <table:table-cell office:value-type="float" office:value="0.330610883980989" calcext:value-type="float">
            <text:p>0.330610883980989</text:p>
          </table:table-cell>
          <table:table-cell office:value-type="float" office:value="0.0311846004799008" calcext:value-type="float">
            <text:p>0.0311846004799008</text:p>
          </table:table-cell>
          <table:table-cell office:value-type="float" office:value="0.299426283501089" calcext:value-type="float">
            <text:p>0.299426283501089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23:55</text:p>
          </table:table-cell>
          <table:table-cell office:value-type="float" office:value="0.0016079" calcext:value-type="float">
            <text:p>0.0016079</text:p>
          </table:table-cell>
          <table:table-cell office:value-type="float" office:value="0.185099" calcext:value-type="float">
            <text:p>0.185099</text:p>
          </table:table-cell>
          <table:table-cell office:value-type="float" office:value="0.1867069" calcext:value-type="float">
            <text:p>0.1867069</text:p>
          </table:table-cell>
          <table:table-cell office:value-type="float" office:value="0.5415111" calcext:value-type="float">
            <text:p>0.5415111</text:p>
          </table:table-cell>
          <table:table-cell office:value-type="float" office:value="0.0993995" calcext:value-type="float">
            <text:p>0.0993995</text:p>
          </table:table-cell>
          <table:table-cell office:value-type="float" office:value="2" calcext:value-type="float">
            <text:p>2</text:p>
          </table:table-cell>
          <table:table-cell office:value-type="float" office:value="0.91881000995636" calcext:value-type="float">
            <text:p>0.91881000995636</text:p>
          </table:table-cell>
          <table:table-cell office:value-type="float" office:value="-0.0962433964014053" calcext:value-type="float">
            <text:p>-0.0962433964014053</text:p>
          </table:table-cell>
          <table:table-cell office:value-type="float" office:value="1.01505340635777" calcext:value-type="float">
            <text:p>1.01505340635777</text:p>
          </table:table-cell>
          <table:table-cell office:value-type="float" office:value="0.103038740903139" calcext:value-type="float">
            <text:p>0.103038740903139</text:p>
          </table:table-cell>
          <table:table-cell office:value-type="float" office:value="0.304966310235833" calcext:value-type="float">
            <text:p>0.304966310235833</text:p>
          </table:table-cell>
          <table:table-cell office:value-type="float" office:value="0.179812881723046" calcext:value-type="float">
            <text:p>0.179812881723046</text:p>
          </table:table-cell>
          <table:table-cell office:value-type="float" office:value="0.0262646000832319" calcext:value-type="float">
            <text:p>0.0262646000832319</text:p>
          </table:table-cell>
          <table:table-cell office:value-type="float" office:value="0.153548281639814" calcext:value-type="float">
            <text:p>0.153548281639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4:23.513914920</dc:date>
    <meta:editing-duration>PT36S</meta:editing-duration>
    <meta:editing-cycles>2</meta:editing-cycles>
    <meta:document-statistic meta:table-count="1" meta:cell-count="396" meta:object-count="0"/>
  </office:meta>
</office:document-meta>
</file>